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Heading_20_4" style:list-style-name=""/>
    <style:style style:name="P6" style:family="paragraph" style:parent-style-name="Heading_20_4">
      <style:paragraph-properties fo:break-before="page"/>
    </style:style>
    <style:style style:name="P7" style:family="paragraph" style:parent-style-name="Code_20_New">
      <style:text-properties fo:font-weight="normal" style:font-weight-asian="normal" style:font-weight-complex="normal"/>
    </style:style>
    <style:style style:name="P8" style:family="paragraph" style:parent-style-name="Code_20_New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bookmark-start text:name="__RefHeading__3418_1695286129"/>Network Chat Client - HTML5/Javascript<text:bookmark-end text:name="__RefHeading__3418_1695286129"/></text:h>
      <text:h text:style-name="Heading_20_4" text:outline-level="4">Base</text:h>
      <text:p text:style-name="Standard">Create a file called chat.html and open it in a browser</text:p>
      <text:p text:style-name="Standard">Run the program after each addition by refreshing your browser</text:p>
      <text:p text:style-name="Code_20_New">&lt;html&gt; </text:p>
      <text:p text:style-name="Code_20_New"><text:s text:c="4"/>&lt;head&gt; </text:p>
      <text:p text:style-name="Code_20_New"><text:s text:c="8"/>&lt;title&gt;Chat Client&lt;/title&gt; </text:p>
      <text:p text:style-name="Code_20_New"><text:s text:c="8"/>&lt;meta charset="UTF-8"&gt; </text:p>
      <text:p text:style-name="Code_20_New"><text:s text:c="8"/>&lt;script&gt; </text:p>
      <text:p text:style-name="Code_20_New"><text:s text:c="8"/>&lt;/script&gt; </text:p>
      <text:p text:style-name="Code_20_New"><text:s text:c="4"/>&lt;/head&gt; </text:p>
      <text:p text:style-name="Code_20_New"><text:s text:c="4"/>&lt;body&gt; </text:p>
      <text:p text:style-name="Code_20_New"><text:s text:c="8"/>&lt;h1&gt;Chat Client&lt;/h1&gt; </text:p>
      <text:p text:style-name="Code_20_New"><text:s text:c="4"/>&lt;/body&gt; </text:p>
      <text:p text:style-name="Code_20_New">&lt;/html&gt; </text:p>
      <text:p text:style-name="Standard">Open chat.html in firefox</text:p>
      <text:p text:style-name="Standard">Reload the page each addition by pressing CTRL+F5</text:p>
      <text:h text:style-name="Heading_20_4" text:outline-level="4">Connect</text:h>
      <text:p text:style-name="Standard">Replace localhost with the servers IP address example: ws://192.168.0.1:9873/</text:p>
      <text:p text:style-name="Code"><text:s text:c="8"/>&lt;script&gt; </text:p>
      <text:p text:style-name="Code_20_New"><text:s text:c="12"/>window.onload = function() { </text:p>
      <text:p text:style-name="Code_20_New"><text:s text:c="16"/>var socket <text:s text:c="4"/>= new WebSocket("ws://localhost:9873/"); </text:p>
      <text:p text:style-name="Code_20_New"><text:s text:c="12"/>}; </text:p>
      <text:p text:style-name="Code"><text:s text:c="8"/>&lt;/script&gt; </text:p>
      <text:p text:style-name="Standard">Look at the server to see if your IP address connected</text:p>
      <text:h text:style-name="Heading_20_4" text:outline-level="4">Connect + Send</text:h>
      <text:p text:style-name="Code"><text:s text:c="16"/>var socket <text:s text:c="4"/>= new WebSocket("ws://localhost:9873/"); </text:p>
      <text:p text:style-name="Code_20_New"><text:s text:c="16"/>socket.onopen = function(e) { socket.send("Hello I am Bob"+"\n"); } </text:p>
      <text:p text:style-name="Standard">Look at the server to see if it received your message</text:p>
      <text:h text:style-name="Heading_20_4" text:outline-level="4">Send Messages</text:h>
      <text:p text:style-name="Code"><text:s text:c="16"/>socket.onopen = function(e) { socket.send("Hello I am Bob"+"\n"); } </text:p>
      <text:p text:style-name="Code_20_New"><text:s text:c="16"/>while (true) { socket.send(prompt()+"\n"); }</text:p>
      <text:h text:style-name="Heading_20_4" text:outline-level="4">Recive Messages</text:h>
      <text:p text:style-name="Standard">Tools-&gt;Web Developer-&gt;Web Console</text:p>
      <text:p text:style-name="Code"><text:s text:c="13"/>window.onload = function() { </text:p>
      <text:p text:style-name="Code"><text:s text:c="17"/>var socket <text:s text:c="4"/>= new WebSocket("ws://localhost:9873/"); </text:p>
      <text:p text:style-name="Code"/>
      <text:p text:style-name="Code_20_New"><text:s text:c="17"/>function receive(msg) { </text:p>
      <text:p text:style-name="Code_20_New"><text:s text:c="21"/>console.log("got: " + msg.data); </text:p>
      <text:p text:style-name="Code_20_New"><text:s text:c="17"/>} </text:p>
      <text:p text:style-name="Code_20_New"><text:s text:c="17"/>socket.onmessage = receive; </text:p>
      <text:p text:style-name="Code_20_New"><text:s/></text:p>
      <text:p text:style-name="Code"><text:s text:c="17"/>socket.onopen = function(e) { socket.send("Hello I am Bob"+"\n"); } </text:p>
      <text:h text:style-name="P5" text:outline-level="4"/>
      <text:h text:style-name="P6" text:outline-level="4">Webpage Interface - Send</text:h>
      <text:p text:style-name="Code"><text:s text:c="17"/>var socket <text:s text:c="4"/>= new WebSocket("ws://localhost:9873/"); </text:p>
      <text:p text:style-name="Code_20_New"><text:s/></text:p>
      <text:p text:style-name="Code_20_New"><text:s text:c="17"/>var text_field = document.getElementById('text_field'); </text:p>
      <text:p text:style-name="Code_20_New"><text:s text:c="17"/>text_field.addEventListener('keydown', textEventKeyDown, true); </text:p>
      <text:p text:style-name="Code_20_New"><text:s text:c="17"/>function textEventKeyDown(event) { </text:p>
      <text:p text:style-name="Code_20_New"><text:s text:c="21"/>if (event.keyCode==13) { </text:p>
      <text:p text:style-name="Code_20_New"><text:s text:c="25"/>socket.send(text_field.value+"\n"); </text:p>
      <text:p text:style-name="Code_20_New"><text:s text:c="25"/>text_field.value = ""; </text:p>
      <text:p text:style-name="Code_20_New"><text:s text:c="21"/>} </text:p>
      <text:p text:style-name="Code_20_New"><text:s text:c="17"/>} </text:p>
      <text:p text:style-name="Code_20_New"/>
      <text:p text:style-name="Code"><text:s text:c="17"/>function receive(msg) { </text:p>
      <text:p text:style-name="Code"><text:s text:c="21"/>console.log("got: " + msg.data); </text:p>
      <text:p text:style-name="Code"><text:s text:c="17"/>} </text:p>
      <text:p text:style-name="Code"><text:s text:c="17"/>socket.onmessage = receive; </text:p>
      <text:p text:style-name="Code_20_New"/>
      <text:p text:style-name="Code_20_Remove"><text:s text:c="17"/>socket.onopen = function(e) { socket.send("Hello I am Bob"+"\n"); } </text:p>
      <text:p text:style-name="Code_20_Remove"><text:s text:c="17"/>while (true) { socket.send(prompt()+"\n"); } </text:p>
      <text:p text:style-name="Code"><text:s text:c="13"/>}; </text:p>
      <text:p text:style-name="Code">…</text:p>
      <text:p text:style-name="Code"/>
      <text:p text:style-name="Code"><text:s text:c="8"/>&lt;h1&gt;Chat Client&lt;/h1&gt; </text:p>
      <text:p text:style-name="Code_20_New"><text:s text:c="8"/>&lt;input <text:s text:c="3"/>id="text_field" style="width:300px;" <text:s text:c="8"/>/&gt;</text:p>
      <text:h text:style-name="Heading_20_4" text:outline-level="4">Webpage Interface - Recive</text:h>
      <text:p text:style-name="Code"><text:s text:c="17"/>var socket <text:s text:c="4"/>= new WebSocket("ws://localhost:9873/"); </text:p>
      <text:p text:style-name="Code"/>
      <text:p text:style-name="Code_20_New"><text:s text:c="17"/>var text_area <text:s/>= document.getElementById("text_area"); </text:p>
      <text:p text:style-name="Code_20_New"><text:s text:c="17"/>text_area.readOnly = true; </text:p>
      <text:p text:style-name="Code_20_New"/>
      <text:p text:style-name="Code"><text:s text:c="17"/>function receive(msg) { </text:p>
      <text:p text:style-name="Code_20_Remove"><text:s text:c="21"/>console.log("got: " + msg.data); </text:p>
      <text:p text:style-name="Code_20_New"><text:s text:c="21"/>text_area.value = text_area.value + msg.data; </text:p>
      <text:p text:style-name="Code"><text:s text:c="17"/>} </text:p>
      <text:p text:style-name="Code"><text:s text:c="17"/>socket.onmessage = receive; </text:p>
      <text:p text:style-name="Code"/>
      <text:p text:style-name="Code">…</text:p>
      <text:p text:style-name="Code"><text:s text:c="8"/>&lt;h1&gt;Chat Client&lt;/h1&gt; </text:p>
      <text:p text:style-name="Code_20_New"><text:s text:c="8"/>&lt;textarea id="text_area" <text:s/>style="width:300px;" rows="15"&gt;&lt;/textarea&gt;</text:p>
      <text:p text:style-name="Code_20_New"><text:s text:c="8"/>&lt;br/&gt;</text:p>
      <text:p text:style-name="Code"><text:s text:c="8"/>&lt;input <text:s text:c="3"/>id="text_field" style="width:300px;" <text:s text:c="8"/>/&gt;</text:p>
      <text:h text:style-name="Heading_20_4" text:outline-level="4">Scroll Fix</text:h>
      <text:p text:style-name="Code"><text:s text:c="17"/>function receive(msg) { </text:p>
      <text:p text:style-name="Code"><text:s text:c="21"/>text_area.value = text_area.value + msg.data; </text:p>
      <text:p text:style-name="Code_20_New"><text:s text:c="21"/>text_area.scrollTop = text_area.scrollHeight; </text:p>
      <text:p text:style-name="Code"><text:s text:c="17"/>} </text:p>
      <text:h text:style-name="Heading_20_4" text:outline-level="4">Username</text:h>
      <text:p text:style-name="Code"><text:s text:c="21"/>if (event.keyCode==13) { </text:p>
      <text:p text:style-name="Code_20_Remove"><text:s text:c="25"/>socket.send(text_field.value+"\n"); </text:p>
      <text:p text:style-name="Code_20_New"><text:s text:c="25"/>socket.send("Yourname: "+text_field.value+"\n"); </text:p>
      <text:p text:style-name="Code"><text:s text:c="25"/>text_field.value = ""; </text:p>
      <text:p text:style-name="Code"><text:s text:c="21"/>} </text:p>
      <text:p text:style-name="P2"/>
      <text:p text:style-name="P2"/>
      <text:h text:style-name="P4" text:outline-level="2">Network Chat Client – Python</text:h>
      <text:p text:style-name="Standard">Create a file chat.py</text:p>
      <text:p text:style-name="Standard">Run the program after each addition in a termainl with `python chat.py`</text:p>
      <text:h text:style-name="Heading_20_4" text:outline-level="4">Connect</text:h>
      <text:p text:style-name="Standard">Replace localhost with the servers IP address example: 192.168.0.1</text:p>
      <text:p text:style-name="Code_20_New">import socket, threading, time </text:p>
      <text:p text:style-name="Code_20_New"/>
      <text:p text:style-name="Code_20_New">sock = socket.socket(socket.AF_INET, socket.SOCK_STREAM) </text:p>
      <text:p text:style-name="Code_20_New">sock.connect(("localhost", 9872)) </text:p>
      <text:p text:style-name="Standard">Look at the server to see if your IP address connected</text:p>
      <text:h text:style-name="Heading_20_4" text:outline-level="4">Connect + Send</text:h>
      <text:p text:style-name="Code">sock.connect(("localhost", 9872)) </text:p>
      <text:p text:style-name="Code"/>
      <text:p text:style-name="Code_20_New">sock.sendall(bytes('Hello I am Bob'+"\n",'utf-8')) </text:p>
      <text:p text:style-name="Standard">Look at the server to see if it received your message</text:p>
      <text:h text:style-name="Heading_20_4" text:outline-level="4">Send Messages</text:h>
      <text:p text:style-name="Standard">Press CTRL+C to exit</text:p>
      <text:p text:style-name="Code">sock.sendall(bytes('Hello I am Bob'+"\n",'utf-8')) </text:p>
      <text:p text:style-name="Code_20_New">while True: </text:p>
      <text:p text:style-name="Code_20_New"><text:s text:c="4"/>sock.sendall(bytes(input()+"\n",'utf-8')) </text:p>
      <text:h text:style-name="Heading_20_4" text:outline-level="4">Receive (Only)</text:h>
      <text:p text:style-name="Code">import socket, threading, time </text:p>
      <text:p text:style-name="Code_20_New"/>
      <text:p text:style-name="Code_20_New">def connection(sock): </text:p>
      <text:p text:style-name="Code_20_New"><text:s text:c="4"/>while True: </text:p>
      <text:p text:style-name="Code_20_New"><text:s text:c="8"/>data_recv = sock.recv(4098) </text:p>
      <text:p text:style-name="Code_20_New"><text:s text:c="8"/>if not data_recv: </text:p>
      <text:p text:style-name="Code_20_New"><text:s text:c="12"/>break </text:p>
      <text:p text:style-name="Code_20_New"><text:s text:c="8"/>print(data_recv) </text:p>
      <text:p text:style-name="Code_20_New"><text:s text:c="4"/>sock.close() </text:p>
      <text:p text:style-name="Code_20_New"/>
      <text:p text:style-name="Code">sock = socket.socket(socket.AF_INET, socket.SOCK_STREAM) </text:p>
      <text:p text:style-name="Code">sock.connect(("localhost", 9872))</text:p>
      <text:p text:style-name="Code_20_New">connection(sock)</text:p>
      <text:h text:style-name="Heading_20_4" text:outline-level="4">Send and Receive Messages</text:h>
      <text:p text:style-name="Code">sock.connect(("localhost", 9872))</text:p>
      <text:p text:style-name="Code_20_Remove">connection(sock) </text:p>
      <text:p text:style-name="Code_20_New"/>
      <text:p text:style-name="Code_20_New">thread = threading.Thread(target=connection, args=(sock,)) </text:p>
      <text:p text:style-name="Code_20_New">thread.daemon=True </text:p>
      <text:p text:style-name="Code_20_New">thread.start() </text:p>
      <text:h text:style-name="P5" text:outline-level="4"/>
      <text:h text:style-name="P6" text:outline-level="4">Graphical User Interface - Send</text:h>
      <text:p text:style-name="Code">import socket, threading, time </text:p>
      <text:p text:style-name="Code_20_New">try:</text:p>
      <text:p text:style-name="Code_20_New"><text:s text:c="4"/>import tkinter</text:p>
      <text:p text:style-name="Code_20_New">except ImportError:</text:p>
      <text:p text:style-name="Code_20_New"><text:s text:c="4"/>import Tkinter as tkinter</text:p>
      <text:p text:style-name="Code_20_New"/>
      <text:p text:style-name="Code_20_New">…</text:p>
      <text:p text:style-name="Code_20_New"><text:s/></text:p>
      <text:p text:style-name="Code">thread.start() </text:p>
      <text:p text:style-name="Code_20_New"><text:s/></text:p>
      <text:p text:style-name="Code_20_Remove">sock.sendall(bytes('Hello I am Bob'+"\n",'utf-8')) </text:p>
      <text:p text:style-name="Code_20_Remove">while True: </text:p>
      <text:p text:style-name="Code_20_Remove"><text:s text:c="4"/>sock.sendall(bytes(input()+"\n",'utf-8')) </text:p>
      <text:p text:style-name="Code_20_New"/>
      <text:p text:style-name="Code_20_New">root = tkinter.Tk() </text:p>
      <text:p text:style-name="Code_20_New">root.title("Chat Client") </text:p>
      <text:p text:style-name="Code_20_New">input_box = tkinter.Entry(root) </text:p>
      <text:p text:style-name="Code_20_New">input_box.pack(fill=tkinter.BOTH) </text:p>
      <text:p text:style-name="Code_20_New">def handle_user_input(e): </text:p>
      <text:p text:style-name="Code_20_New"><text:s text:c="4"/>sock.sendall((input_box.get()+'\n').encode('utf-8')) </text:p>
      <text:p text:style-name="Code_20_New"><text:s text:c="4"/>input_box.delete(0, tkinter.END) </text:p>
      <text:p text:style-name="Code_20_New">input_box.bind("&lt;KeyRelease-Return&gt;", handle_user_input) </text:p>
      <text:p text:style-name="Code_20_New">input_box.focus_set() </text:p>
      <text:p text:style-name="Code_20_New"><text:s/></text:p>
      <text:p text:style-name="Code_20_New">root.mainloop() </text:p>
      <text:h text:style-name="Heading_20_4" text:outline-level="4">Graphical User Interface <text:s/>-Receive</text:h>
      <text:p text:style-name="P7">try:</text:p>
      <text:p text:style-name="P7"><text:s text:c="4"/>import tkinter</text:p>
      <text:p text:style-name="P8"><text:s text:c="4"/>import tkinter.scrolledtext</text:p>
      <text:p text:style-name="P7">except ImportError:</text:p>
      <text:p text:style-name="P7"><text:s text:c="4"/>import Tkinter as tkinter</text:p>
      <text:p text:style-name="P8"><text:s text:c="4"/>import ScrolledText as scrolledtext</text:p>
      <text:p text:style-name="P8"><text:s text:c="4"/>tkinter.scrolledtext = scrolledtext</text:p>
      <text:p text:style-name="Code">…</text:p>
      <text:p text:style-name="Code"/>
      <text:p text:style-name="Code_20_Remove"><text:s text:c="8"/>print(data_recv) </text:p>
      <text:p text:style-name="Code_20_New"><text:s text:c="8"/>output_box.insert(tkinter.END, data_recv) </text:p>
      <text:p text:style-name="Code"><text:s text:c="4"/>sock.close() </text:p>
      <text:p text:style-name="Code"/>
      <text:p text:style-name="Code">…</text:p>
      <text:p text:style-name="Code"/>
      <text:p text:style-name="Code">root.title("Chat Client") </text:p>
      <text:p text:style-name="Code_20_New">output_box = tkinter.scrolledtext.ScrolledText(root, width=40, height=15) </text:p>
      <text:p text:style-name="Code_20_New">output_box.pack(fill=tkinter.BOTH, expand=1) </text:p>
      <text:p text:style-name="Code">input_box = tkinter.Entry(root) </text:p>
      <text:h text:style-name="Heading_20_4" text:outline-level="4">Scroll Fix</text:h>
      <text:p text:style-name="Code"><text:s text:c="8"/>output_box.insert(tkinter.END, data_recv) </text:p>
      <text:p text:style-name="Code_20_New"><text:s text:c="8"/>output_box.yview(tkinter.END) </text:p>
      <text:p text:style-name="Code"><text:s text:c="4"/>sock.close() </text:p>
      <text:h text:style-name="Heading_20_4" text:outline-level="4">Username</text:h>
      <text:p text:style-name="Code">def handle_user_input(e): </text:p>
      <text:p text:style-name="Code_20_Remove"><text:s text:c="4"/>sock.sendall((input_box.get()+'\n').encode('utf-8')) </text:p>
      <text:p text:style-name="Code_20_New"><text:s text:c="4"/>sock.sendall(('Yourname:'+input_box.get()+'\n').encode('utf-8')) </text:p>
      <text:p text:style-name="Code"><text:s text:c="4"/>input_box.delete(0, tkinter.END)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7-03-20T14:07:59">20 March 2017</text:date><text:tab/>Page <text:page-number text:select-page="current">4</text:page-number> o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3-20T13:17:04</dc:date>
    <dc:creator>Allan Callaghan</dc:creator>
    <meta:editing-duration>PT15H27M17S</meta:editing-duration>
    <meta:editing-cycles>13</meta:editing-cycles>
    <meta:generator>OpenOffice/4.1.3$Unix OpenOffice.org_project/413m1$Build-9783</meta:generator>
    <meta:printed-by>Allan Callaghan</meta:printed-by>
    <meta:print-date>2017-03-20T13:41:10</meta:print-date>
    <meta:document-statistic meta:table-count="0" meta:image-count="0" meta:object-count="0" meta:page-count="4" meta:paragraph-count="175" meta:word-count="523" meta:character-count="6072"/>
  </office:meta>
</office:document-meta>
</file>